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fo:language="en" fo:country="US"/>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P18" style:parent-style-name="Standard" style:family="paragraph">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style="italic" style:font-style-asian="italic"/>
    </style:style>
    <style:style style:name="P25" style:parent-style-name="Standard" style:family="paragraph">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fo:language="en" fo:country="US"/>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P33" style:parent-style-name="Standard" style:family="paragraph">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fo:language="en" fo:country="US"/>
    </style:style>
    <style:style style:name="T45" style:parent-style-name="DefaultParagraphFont" style:family="text">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P50" style:parent-style-name="Standard" style:family="paragraph">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fo:language="en" fo:country="US"/>
    </style:style>
    <style:style style:name="T54" style:parent-style-name="DefaultParagraphFont" style:family="text">
      <style:text-properties fo:font-style="italic" style:font-style-asian="italic" fo:language="en" fo:country="US"/>
    </style:style>
    <style:style style:name="T55" style:parent-style-name="DefaultParagraphFont" style:family="text">
      <style:text-properties fo:font-style="italic" style:font-style-asian="italic" fo:language="en" fo:country="US"/>
    </style:style>
    <style:style style:name="T56" style:parent-style-name="DefaultParagraphFont" style:family="text">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fo:language="en" fo:country="US"/>
    </style:style>
    <style:style style:name="T64" style:parent-style-name="DefaultParagraphFont" style:family="text">
      <style:text-properties fo:font-style="italic" style:font-style-asian="italic" fo:language="en" fo:country="US"/>
    </style:style>
    <style:style style:name="T65" style:parent-style-name="DefaultParagraphFont" style:family="text">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en" fo:country="US"/>
    </style:style>
    <style:style style:name="T79" style:parent-style-name="DefaultParagraphFont" style:family="text">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Standard" style:family="paragraph">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en" fo:country="US"/>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P92" style:parent-style-name="Standard" style:family="paragraph">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How is your experience using<text:s/></text:span><text:span text:style-name="T14">Data Chum</text:span><text:span text:style-name="T15">----------?</text:span></text:p>
      <text:p text:style-name="Standard"><text:span text:style-name="T16">HU:</text:span><text:span text:style-name="T17"><text:s/>It is a difficult tool to use, I must admit, but the team has learnt how to make the most of it.</text:span></text:p>
      <text:p text:style-name="P18"/>
      <text:p text:style-name="Standard"><text:span text:style-name="T19">CD:</text:span><text:span text:style-name="T20"><text:s/></text:span><text:span text:style-name="T21">How is affecting your company</text:span><text:span text:style-name="T22">-----------------?</text:span></text:p>
      <text:p text:style-name="Standard"><text:span text:style-name="T23">HU:</text:span><text:span text:style-name="T24"><text:s/>It does not affect us much. We have trained a team of five people on how to use Data Churn effectively.</text:span></text:p>
      <text:p text:style-name="P25"/>
      <text:p text:style-name="Standard"><text:span text:style-name="T26">C</text:span><text:span text:style-name="T27">D:</text:span><text:span text:style-name="T28"><text:s/></text:span><text:span text:style-name="T29">Do you have any backlogs left using data chum How often do you have backlogs</text:span><text:span text:style-name="T30">------------?</text:span></text:p>
      <text:p text:style-name="Standard"><text:span text:style-name="T31">HU:</text:span><text:span text:style-name="T32"><text:s/>Not much. The requests pile up only when one of the five members quits our organisation and we are waiting for a new member to be trained on Data Churn.</text:span></text:p>
      <text:p text:style-name="P33"/>
      <text:p text:style-name="Standard"><text:span text:style-name="T34">CD:</text:span><text:span text:style-name="T35"><text:s/></text:span><text:span text:style-name="T36">How often does the team quit and how often they leave the organization</text:span><text:span text:style-name="T37">---------------?</text:span></text:p>
      <text:p text:style-name="Standard"><text:span text:style-name="T38">HU:</text:span><text:span text:style-name="T39"><text:s/>Yes, our team members certainly do not like using<text:s/></text:span><text:span text:style-name="T40">Data Churn and tend to quit within 12–18 months.</text:span></text:p>
      <text:p text:style-name="P41"/>
      <text:p text:style-name="Standard"><text:span text:style-name="T42">CD:</text:span><text:span text:style-name="T43"><text:s/></text:span><text:span text:style-name="T44">How much does it cost if someone quits your organization who is working on Data Chum and how much time does it take for a new hire to be trained</text:span><text:span text:style-name="T45">--?</text:span></text:p>
      <text:p text:style-name="Standard"><text:span text:style-name="T46">HU:</text:span><text:span text:style-name="T47"><text:s/>It takes 4–6 weeks of training for a new team member to use Data Churn competently. So, that is at least 1.5 months of salary incurred as training cost. In addition to that, we also make a separate payment for the new team member to comp</text:span><text:span text:style-name="T48">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9">trition.</text:span></text:p>
      <text:p text:style-name="P50"/>
      <text:p text:style-name="Standard"><text:span text:style-name="T51">CD:</text:span><text:span text:style-name="T52"><text:s/></text:span><text:span text:style-name="T53">Are there any additional service<text:s/></text:span><text:span text:style-name="T54">that you take from<text:s/></text:span><text:span text:style-name="T55">Data Chum<text:s/></text:span><text:span text:style-name="T56">-----?</text:span></text:p>
      <text:p text:style-name="Standard"><text:span text:style-name="T57">HU:</text:span><text:span text:style-name="T58"><text:s/>Data Churn offers services as well, wherein they provide us one of their trained employees as an additional team member when one of our team members leaves and we are in the process of trainin</text:span><text:span text:style-name="T59">g a new one. But they charge really high rates for it, which is about three times what we pay our team members. So, we either use that option to handle heavy workloads when we are short-handed, or we pay overtime for the existing trained team members.</text:span></text:p>
      <text:p text:style-name="P60"/>
      <text:p text:style-name="Standard"><text:span text:style-name="T61">CD:</text:span><text:span text:style-name="T62"><text:s/></text:span><text:span text:style-name="T63">DO you offer overtime to employees</text:span><text:span text:style-name="T64"><text:s/>and does that solve the problem</text:span><text:span text:style-name="T65">-----------------?</text:span></text:p>
      <text:p text:style-name="Standard"><text:span text:style-name="T66">HD:</text:span><text:span text:style-name="T67"><text:s/>Yes, our overtime pay rate is double the normal salary. But even with overtime pay, the existing team members are not willing to do the extra work, which leads to further attrition.</text:span></text:p>
      <text:p text:style-name="P68"/>
      <text:p text:style-name="Standard"><text:span text:style-name="T69">CD:</text:span><text:span text:style-name="T70"><text:s/>Got it. But when you employ contractor</text:span><text:span text:style-name="T71">s from Data Churn, who do not know your data as well as your team members, does that not affect the quality of the work?</text:span></text:p>
      <text:soft-page-break/>
      <text:p text:style-name="Standard"><text:span text:style-name="T72">HU:</text:span><text:span text:style-name="T73"><text:s/>Absolutely, data knowledge is key to our work. So, when we employ Data Churn contractors, the quality of their analysis and insight</text:span><text:span text:style-name="T74">s is not as good as what our team members would produce because the former do not have in-depth knowledge of our data. Because of this, our existing team members need to <text:s/>review their work, which leads to duplication of effort.</text:span></text:p>
      <text:p text:style-name="P75"/>
      <text:p text:style-name="Standard"><text:span text:style-name="T76">CD:</text:span><text:span text:style-name="T77"><text:s/></text:span><text:span text:style-name="T78">I might have a solution the problem you are facing</text:span><text:span text:style-name="T79">----------</text:span></text:p>
      <text:p text:style-name="Standard"><text:span text:style-name="T80">HU:</text:span><text:span text:style-name="T81"><text:s/>T</text:span><text:span text:style-name="T82">ell me about it! I keep getting escalations every other day from the heads of various departments that my team is not functioning optimally. I wish I could get some peace of mind at times. Data Churn is certainly not helping our case!</text:span></text:p>
      <text:p text:style-name="P83"/>
      <text:p text:style-name="Standard"><text:span text:style-name="T84">CD:</text:span><text:span text:style-name="T85"><text:s/></text:span><text:span text:style-name="T86">All the above problem might lead to escalations</text:span><text:span text:style-name="T87">------</text:span><text:span text:style-name="T88">--------------------?</text:span></text:p>
      <text:p text:style-name="Standard"><text:span text:style-name="T89">HU:</text:span><text:span text:style-name="T90"><text:s/>It definitely does. Our business is becoming more and more data driven, and all the departments are highly reliant on us to provide on-time quality insights. Else, their decisions are delayed or are sub-optimal. Just last week, th</text:span><text:span text:style-name="T91">e Head of Marketing was on my case on the phone, talking about how their marketing campaign was delayed by more than two weeks during the peak season because my team could not share insights on which stores are to be targeted for the campaign.</text:span></text:p>
      <text:p text:style-name="P92"/>
      <text:p text:style-name="Standard"><text:span text:style-name="T93">CD:</text:span><text:span text:style-name="T94"><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95">HU:</text:span><text:span text:style-name="T96"><text:s/>Looks l</text:span><text:span text:style-name="T97">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braan Khan</meta:initial-creator>
    <dc:creator>Jibran Nasir Khan</dc:creator>
    <meta:creation-date>2021-10-24T13:15:00Z</meta:creation-date>
    <dc:date>2021-10-24T13:52:00Z</dc:date>
    <meta:template xlink:href="Normal.dotm" xlink:type="simple"/>
    <meta:editing-cycles>31</meta:editing-cycles>
    <meta:editing-duration>PT3060S</meta:editing-duration>
    <meta:document-statistic meta:page-count="2" meta:paragraph-count="8" meta:word-count="634" meta:character-count="4240" meta:row-count="30" meta:non-whitespace-character-count="3614"/>
  </office:meta>
</office:document-meta>
</file>